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8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5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d1d5" fo:border="0.74pt solid #000000"/>
    </style:style>
    <style:style style:name="ce7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0000" fo:border="0.74pt solid #000000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frame_buffer" table:style-name="ta1">
        <table:table-column table:style-name="co1" table:number-columns-repeated="16384" table:default-cell-style-name="Default"/>
        <table:table-row table:style-name="ro1" table:number-rows-repeated="2">
          <table:table-cell table:style-name="ce1" table:number-columns-repeated="100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Y</text:p>
          </table:table-cell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6" calcext:value-type="float">
            <text:p>26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4" calcext:value-type="float">
            <text:p>24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3" calcext:value-type="float">
            <text:p>23</text:p>
          </table:table-cell>
          <table:table-cell table:style-name="ce6"/>
          <table:table-cell table:style-name="ce1" table:number-columns-repeated="9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" table:number-columns-repeated="18"/>
          <table:table-cell table:style-name="ce9" office:value-type="string" calcext:value-type="string">
            <text:p>C</text:p>
          </table:table-cell>
          <table:table-cell table:style-name="ce1" table:number-columns-repeated="78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1" calcext:value-type="float">
            <text:p>21</text:p>
          </table:table-cell>
          <table:table-cell table:style-name="ce6"/>
          <table:table-cell/>
          <table:table-cell table:style-name="ce1" table:number-columns-repeated="17"/>
          <table:table-cell table:style-name="ce2"/>
          <table:table-cell table:style-name="ce1" table:number-columns-repeated="78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1" table:number-columns-repeated="17"/>
          <table:table-cell table:style-name="ce2"/>
          <table:table-cell table:style-name="ce1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9" calcext:value-type="float">
            <text:p>19</text:p>
          </table:table-cell>
          <table:table-cell table:style-name="ce6"/>
          <table:table-cell table:style-name="ce1" table:number-columns-repeated="17"/>
          <table:table-cell table:style-name="ce2"/>
          <table:table-cell table:style-name="ce1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8" calcext:value-type="float">
            <text:p>18</text:p>
          </table:table-cell>
          <table:table-cell table:style-name="ce6"/>
          <table:table-cell table:style-name="ce1" table:number-columns-repeated="16"/>
          <table:table-cell table:style-name="ce2"/>
          <table:table-cell table:style-name="ce1" table:number-columns-repeated="2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6"/>
          <table:table-cell table:style-name="ce1" table:number-columns-repeated="16"/>
          <table:table-cell table:style-name="ce2"/>
          <table:table-cell table:style-name="ce1" table:number-columns-repeated="2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6"/>
          <table:table-cell table:style-name="ce1" table:number-columns-repeated="1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6"/>
          <table:table-cell table:style-name="ce1" table:number-columns-repeated="1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77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6"/>
          <table:table-cell table:style-name="ce1" table:number-columns-repeated="14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6"/>
          <table:table-cell table:style-name="ce1" table:number-columns-repeated="1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6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6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" table:number-columns-repeated="12"/>
          <table:table-cell table:style-name="ce2"/>
          <table:table-cell table:style-name="ce1" table:number-columns-repeated="7"/>
          <table:table-cell table:style-name="ce2"/>
          <table:table-cell table:style-name="ce1" table:number-columns-repeated="76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1" table:number-columns-repeated="12"/>
          <table:table-cell table:style-name="ce2"/>
          <table:table-cell table:style-name="ce1" table:number-columns-repeated="8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1" table:number-columns-repeated="11"/>
          <table:table-cell table:style-name="ce2"/>
          <table:table-cell table:style-name="ce1" table:number-columns-repeated="9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1" table:number-columns-repeated="10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1" table:number-columns-repeated="10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1" table:number-columns-repeated="9"/>
          <table:table-cell table:style-name="ce2"/>
          <table:table-cell table:style-name="ce1" table:number-columns-repeated="11"/>
          <table:table-cell table:style-name="ce2"/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" table:number-columns-repeated="9"/>
          <table:table-cell table:style-name="ce2"/>
          <table:table-cell table:style-name="ce1" table:number-columns-repeated="8"/>
          <table:table-cell table:style-name="ce2" table:number-columns-repeated="3"/>
          <table:table-cell table:style-name="ce9" office:value-type="string" calcext:value-type="string">
            <text:p>B</text:p>
          </table:table-cell>
          <table:table-cell table:style-name="ce1" table:number-columns-repeated="75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1" table:number-columns-repeated="8"/>
          <table:table-cell table:style-name="ce2"/>
          <table:table-cell table:style-name="ce1" table:number-columns-repeated="5"/>
          <table:table-cell table:style-name="ce2" table:number-columns-repeated="4"/>
          <table:table-cell table:style-name="ce1" table:number-columns-repeated="24"/>
          <table:table-cell/>
          <table:table-cell table:style-name="ce1" table:number-columns-repeated="54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" table:number-columns-repeated="8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83"/>
          <table:table-cell table:number-columns-repeated="16284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1" table:number-columns-repeated="8"/>
          <table:table-cell table:style-name="ce9" office:value-type="string" calcext:value-type="string">
            <text:p>A</text:p>
          </table:table-cell>
          <table:table-cell table:style-name="ce2" table:number-columns-repeated="2"/>
          <table:table-cell table:style-name="ce1" table:number-columns-repeated="17"/>
          <table:table-cell/>
          <table:table-cell table:style-name="ce1" table:number-columns-repeated="68"/>
          <table:table-cell table:number-columns-repeated="16284"/>
        </table:table-row>
        <table:table-row table:style-name="ro1">
          <table:table-cell table:style-name="ce1" table:number-columns-repeated="2"/>
          <table:table-cell/>
          <table:table-cell table:style-name="ce6" table:number-columns-repeated="29"/>
          <table:table-cell table:style-name="ce5" office:value-type="string" calcext:value-type="string">
            <text:p>X</text:p>
          </table:table-cell>
          <table:table-cell table:style-name="ce1" table:number-columns-repeated="67"/>
          <table:table-cell table:number-columns-repeated="16284"/>
        </table:table-row>
        <table:table-row table:style-name="ro1">
          <table:table-cell table:style-name="ce1"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" table:number-columns-repeated="68"/>
          <table:table-cell table:number-columns-repeated="16284"/>
        </table:table-row>
        <table:table-row table:style-name="ro1" table:number-rows-repeated="7">
          <table:table-cell table:style-name="ce1" table:number-columns-repeated="100"/>
          <table:table-cell table:number-columns-repeated="16284"/>
        </table:table-row>
        <table:table-row table:style-name="ro1">
          <table:table-cell table:style-name="ce1" table:number-columns-repeated="79"/>
          <table:table-cell/>
          <table:table-cell table:style-name="ce1" table:number-columns-repeated="20"/>
          <table:table-cell table:number-columns-repeated="16284"/>
        </table:table-row>
        <table:table-row table:style-name="ro1" table:number-rows-repeated="35">
          <table:table-cell table:style-name="ce1" table:number-columns-repeated="100"/>
          <table:table-cell table:number-columns-repeated="16284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ctor_calc" table:style-name="ta1">
        <table:table-column table:style-name="co2" table:default-cell-style-name="ce15"/>
        <table:table-column table:style-name="co3" table:number-columns-repeated="6" table:default-cell-style-name="Default"/>
        <table:table-column table:style-name="co4" table:default-cell-style-name="Default"/>
        <table:table-row table:style-name="ro2">
          <table:table-cell table:style-name="Default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AxB</text:p>
          </table:table-cell>
          <table:table-cell table:style-name="ce15" office:value-type="string" calcext:value-type="string">
            <text:p>Len(AxB)</text:p>
          </table:table-cell>
          <table:table-cell table:style-name="ce16" office:value-type="string" calcext:value-type="string">
            <text:p>Unit(AxB)</text:p>
          </table:table-cell>
          <table:table-cell table:style-name="ce17" office:value-type="string" calcext:value-type="string">
            <text:p>Light</text:p>
          </table:table-cell>
          <table:table-cell table:style-name="ce15" office:value-type="string" calcext:value-type="string">
            <text:p>Dot(Light,Unit)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-0.002973005" calcext:value-type="float">
            <text:p>-0.002973005</text:p>
          </table:table-cell>
          <table:table-cell office:value-type="float" office:value="-0.030437" calcext:value-type="float">
            <text:p>-0.030437</text:p>
          </table:table-cell>
          <table:table-cell table:formula="of:=[.B3]*[.C4]-[.B4]*[.C3]" office:value-type="float" office:value="0.000437694039700058" calcext:value-type="float">
            <text:p>0.000437694039700058</text:p>
          </table:table-cell>
          <table:table-cell table:formula="of:=SQRT([.D2]^2+[.D3]^2+[.D4]^2)" office:value-type="float" office:value="0.000846481516908511" calcext:value-type="float">
            <text:p>0.000846481516908511</text:p>
          </table:table-cell>
          <table:table-cell table:formula="of:=[.D2]/[.E2]" office:value-type="float" office:value="0.51707453849505" calcext:value-type="float">
            <text:p>0.51707453849505</text:p>
          </table:table-cell>
          <table:table-cell office:value-type="float" office:value="0" calcext:value-type="float">
            <text:p>0</text:p>
          </table:table-cell>
          <table:table-cell table:formula="of:=[.F2]*[.G2]+[.F3]*[.G3]+[.F4]*[.G4]" office:value-type="float" office:value="0.151346381808762" calcext:value-type="float">
            <text:p>0.151346381808762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0.026656002" calcext:value-type="float">
            <text:p>0.026656002</text:p>
          </table:table-cell>
          <table:table-cell office:value-type="float" office:value="0.033032998" calcext:value-type="float">
            <text:p>0.033032998</text:p>
          </table:table-cell>
          <table:table-cell table:formula="of:=[.B4]*[.C2]-[.B2]*[.C4]" office:value-type="float" office:value="0.000128111914852096" calcext:value-type="float">
            <text:p>0.000128111914852096</text:p>
          </table:table-cell>
          <table:table-cell/>
          <table:table-cell table:formula="of:=[.D3]/[.E2]" office:value-type="float" office:value="0.151346381808762" calcext:value-type="float">
            <text:p>0.151346381808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Z</text:p>
          </table:table-cell>
          <table:table-cell office:value-type="float" office:value="-0.00296399000000003" calcext:value-type="float">
            <text:p>-0.00296399000000003</text:p>
          </table:table-cell>
          <table:table-cell office:value-type="float" office:value="0.012747019" calcext:value-type="float">
            <text:p>0.012747019</text:p>
          </table:table-cell>
          <table:table-cell table:formula="of:=[.B2]*[.C3]-[.B3]*[.C2]" office:value-type="float" office:value="0.00071312146465501" calcext:value-type="float">
            <text:p>0.00071312146465501</text:p>
          </table:table-cell>
          <table:table-cell/>
          <table:table-cell table:formula="of:=[.D4]/[.E2]" office:value-type="float" office:value="0.842453674900601" calcext:value-type="float">
            <text:p>0.842453674900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.137978002" calcext:value-type="float">
            <text:p>0.137978002</text:p>
          </table:table-cell>
          <table:table-cell office:value-type="float" office:value="0.123218" calcext:value-type="float">
            <text:p>0.123218</text:p>
          </table:table-cell>
          <table:table-cell office:value-type="float" office:value="0.450118989" calcext:value-type="float">
            <text:p>0.4501189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135004997" calcext:value-type="float">
            <text:p>0.135004997</text:p>
          </table:table-cell>
          <table:table-cell office:value-type="float" office:value="0.149874002" calcext:value-type="float">
            <text:p>0.149874002</text:p>
          </table:table-cell>
          <table:table-cell office:value-type="float" office:value="0.447154999" calcext:value-type="float">
            <text:p>0.4471549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107541002" calcext:value-type="float">
            <text:p>0.107541002</text:p>
          </table:table-cell>
          <table:table-cell office:value-type="float" office:value="0.156250998" calcext:value-type="float">
            <text:p>0.156250998</text:p>
          </table:table-cell>
          <table:table-cell office:value-type="float" office:value="0.462866008" calcext:value-type="float">
            <text:p>0.462866008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’</text:p>
          </table:table-cell>
          <table:table-cell table:formula="of:=[.B7]-[.$B$7]" office:value-type="float" office:value="0" calcext:value-type="float">
            <text:p>0</text:p>
          </table:table-cell>
          <table:table-cell table:formula="of:=[.C7]-[.$C$7]" office:value-type="float" office:value="0" calcext:value-type="float">
            <text:p>0</text:p>
          </table:table-cell>
          <table:table-cell table:formula="of:=[.D7]-[.$D$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’</text:p>
          </table:table-cell>
          <table:table-cell table:formula="of:=[.B8]-[.$B$7]" office:value-type="float" office:value="-0.002973005" calcext:value-type="float">
            <text:p>-0.002973005</text:p>
          </table:table-cell>
          <table:table-cell table:formula="of:=[.C8]-[.$C$7]" office:value-type="float" office:value="0.026656002" calcext:value-type="float">
            <text:p>0.026656002</text:p>
          </table:table-cell>
          <table:table-cell table:formula="of:=[.D8]-[.$D$7]" office:value-type="float" office:value="-0.00296399000000003" calcext:value-type="float">
            <text:p>-0.002963990000000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’</text:p>
          </table:table-cell>
          <table:table-cell table:formula="of:=[.B9]-[.$B$7]" office:value-type="float" office:value="-0.030437" calcext:value-type="float">
            <text:p>-0.030437</text:p>
          </table:table-cell>
          <table:table-cell table:formula="of:=[.C9]-[.$C$7]" office:value-type="float" office:value="0.033032998" calcext:value-type="float">
            <text:p>0.033032998</text:p>
          </table:table-cell>
          <table:table-cell table:formula="of:=[.D9]-[.$D$7]" office:value-type="float" office:value="0.012747019" calcext:value-type="float">
            <text:p>0.012747019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B-A</text:p>
          </table:table-cell>
          <table:table-cell table:formula="of:=[.B8]-[.B7]" office:value-type="float" office:value="-0.002973005" calcext:value-type="float">
            <text:p>-0.002973005</text:p>
          </table:table-cell>
          <table:table-cell table:formula="of:=[.C8]-[.C7]" office:value-type="float" office:value="0.026656002" calcext:value-type="float">
            <text:p>0.026656002</text:p>
          </table:table-cell>
          <table:table-cell table:formula="of:=[.D8]-[.D7]" office:value-type="float" office:value="-0.00296399000000003" calcext:value-type="float">
            <text:p>-0.002963990000000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-A</text:p>
          </table:table-cell>
          <table:table-cell table:formula="of:=[.B9]-[.B7]" office:value-type="float" office:value="-0.030437" calcext:value-type="float">
            <text:p>-0.030437</text:p>
          </table:table-cell>
          <table:table-cell table:formula="of:=[.C9]-[.C7]" office:value-type="float" office:value="0.033032998" calcext:value-type="float">
            <text:p>0.033032998</text:p>
          </table:table-cell>
          <table:table-cell table:formula="of:=[.D9]-[.D7]" office:value-type="float" office:value="0.012747019" calcext:value-type="float">
            <text:p>0.012747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22:13:46.0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1:54:06.219000000</meta:creation-date>
    <dc:date>2024-10-08T04:58:30.988000000</dc:date>
    <meta:editing-duration>PT11H15M15S</meta:editing-duration>
    <meta:editing-cycles>7</meta:editing-cycles>
    <meta:generator>LibreOffice/7.6.2.1$Windows_X86_64 LibreOffice_project/56f7684011345957bbf33a7ee678afaf4d2ba333</meta:generator>
    <meta:document-statistic meta:table-count="2" meta:cell-count="124" meta:object-count="0"/>
  </office:meta>
</office:document-meta>
</file>